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Fira Code" svg:font-family="'Fira Cod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3a91" officeooo:paragraph-rsid="000b3a91"/>
    </style:style>
    <style:style style:name="P2" style:family="paragraph" style:parent-style-name="Standard">
      <style:text-properties officeooo:rsid="0009749e" officeooo:paragraph-rsid="0009749e"/>
    </style:style>
    <style:style style:name="P3" style:family="paragraph" style:parent-style-name="Standard">
      <style:text-properties officeooo:paragraph-rsid="0009749e"/>
    </style:style>
    <style:style style:name="P4" style:family="paragraph" style:parent-style-name="Standard">
      <style:text-properties officeooo:paragraph-rsid="000b3a91"/>
    </style:style>
    <style:style style:name="P5" style:family="paragraph" style:parent-style-name="Standard">
      <loext:graphic-properties draw:fill="solid" draw:fill-color="#cccccc"/>
      <style:paragraph-properties fo:background-color="#cccccc" fo:padding="0.049cm" fo:border="0.06pt solid #000000"/>
      <style:text-properties style:font-name="Segoe UI" fo:font-size="8pt" officeooo:rsid="0009749e" officeooo:paragraph-rsid="0009749e" style:font-size-asian="8pt" style:font-size-complex="8pt"/>
    </style:style>
    <style:style style:name="T1" style:family="text">
      <style:text-properties officeooo:rsid="0009749e"/>
    </style:style>
    <style:style style:name="T2" style:family="text">
      <style:text-properties officeooo:rsid="000b3a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text:p>
      <text:p text:style-name="Subtitle">Ejercicio propuesto notificaciones</text:p>
      <text:h text:style-name="Heading_20_1" text:outline-level="1">Notificación Inbox</text:h>
      <text:p text:style-name="P2"/>
      <text:p text:style-name="P2">XML de la aplicación:</text:p>
      <text:p text:style-name="P5">&lt;?xml version="1.0" encoding="utf-8"?&gt;</text:p>
      <text:p text:style-name="P5">&lt;RelativeLayout xmlns:android="http://schemas.android.com/apk/res/android"</text:p>
      <text:p text:style-name="P5"><text:s text:c="4"/>xmlns:app="http://schemas.android.com/apk/res-auto"</text:p>
      <text:p text:style-name="P5"><text:s text:c="4"/>xmlns:tools="http://schemas.android.com/tools"</text:p>
      <text:p text:style-name="P5"><text:s text:c="4"/>android:layout_width="match_parent"</text:p>
      <text:p text:style-name="P5"><text:s text:c="4"/>android:layout_height="match_parent"</text:p>
      <text:p text:style-name="P5"><text:s text:c="4"/>tools:context=".MainActivity"</text:p>
      <text:p text:style-name="P5"><text:s text:c="4"/>android:padding="16dp"&gt;</text:p>
      <text:p text:style-name="P5"/>
      <text:p text:style-name="P5"><text:s text:c="4"/>&lt;Button</text:p>
      <text:p text:style-name="P5"><text:s text:c="8"/>android:id="@+id/normal"</text:p>
      <text:p text:style-name="P5"><text:s text:c="8"/>android:layout_width="match_parent"</text:p>
      <text:p text:style-name="P5"><text:s text:c="8"/>android:layout_height="wrap_content"</text:p>
      <text:p text:style-name="P5"><text:s text:c="8"/>android:text="NOTIFICACIÓN NORMAL"</text:p>
      <text:p text:style-name="P5"><text:s text:c="8"/>android:layout_margin="8dp"/&gt;</text:p>
      <text:p text:style-name="P5"/>
      <text:p text:style-name="P5"><text:s text:c="4"/>&lt;Button</text:p>
      <text:p text:style-name="P5"><text:s text:c="8"/>android:id="@+id/bigtext"</text:p>
      <text:p text:style-name="P5"><text:s text:c="8"/>android:layout_width="match_parent"</text:p>
      <text:p text:style-name="P5"><text:s text:c="8"/>android:layout_height="wrap_content"</text:p>
      <text:p text:style-name="P5"><text:s text:c="8"/>android:text="NOTIFICACIÓN BIGTEXT"</text:p>
      <text:p text:style-name="P5"><text:s text:c="8"/>android:layout_margin="8dp"</text:p>
      <text:p text:style-name="P5"><text:s text:c="8"/>android:layout_below="@id/normal"/&gt;</text:p>
      <text:p text:style-name="P5"/>
      <text:p text:style-name="P5"><text:s text:c="4"/>&lt;Button</text:p>
      <text:p text:style-name="P5"><text:s text:c="8"/>android:id="@+id/inbox"</text:p>
      <text:p text:style-name="P5"><text:s text:c="8"/>android:layout_width="match_parent"</text:p>
      <text:p text:style-name="P5"><text:s text:c="8"/>android:layout_height="wrap_content"</text:p>
      <text:p text:style-name="P5"><text:s text:c="8"/>android:text="NOTIFICACIÓN INBOX"</text:p>
      <text:p text:style-name="P5"><text:s text:c="8"/>android:layout_margin="8dp"</text:p>
      <text:p text:style-name="P5"><text:s text:c="8"/>android:layout_below="@id/bigtext"/&gt;</text:p>
      <text:p text:style-name="P5"/>
      <text:p text:style-name="P5"><text:s text:c="4"/>&lt;Button</text:p>
      <text:p text:style-name="P5"><text:s text:c="8"/>android:id="@+id/bigpicture"</text:p>
      <text:p text:style-name="P5"><text:s text:c="8"/>android:layout_width="match_parent"</text:p>
      <text:p text:style-name="P5"><text:s text:c="8"/>android:layout_height="wrap_content"</text:p>
      <text:p text:style-name="P5"><text:s text:c="8"/>android:text="NOTIFICACIÓN BIGPICTURE"</text:p>
      <text:p text:style-name="P5"><text:s text:c="8"/>android:layout_margin="8dp"</text:p>
      <text:p text:style-name="P5"><text:s text:c="8"/>android:layout_below="@id/inbox"/&gt;</text:p>
      <text:p text:style-name="P5"/>
      <text:p text:style-name="P5"><text:s text:c="4"/>&lt;Button</text:p>
      <text:p text:style-name="P5"><text:s text:c="8"/>android:id="@+id/botones"</text:p>
      <text:p text:style-name="P5"><text:s text:c="8"/>android:layout_width="match_parent"</text:p>
      <text:p text:style-name="P5"><text:s text:c="8"/>android:layout_height="wrap_content"</text:p>
      <text:p text:style-name="P5"><text:s text:c="8"/>android:text="NOTIFICACIÓN BOTONES"</text:p>
      <text:p text:style-name="P5"><text:s text:c="8"/>android:layout_margin="8dp"</text:p>
      <text:p text:style-name="P5"><text:s text:c="8"/>android:layout_below="@id/bigpicture"/&gt;</text:p>
      <text:p text:style-name="P5"/>
      <text:p text:style-name="P5">&lt;/RelativeLayout&gt;</text:p>
      <text:p text:style-name="P2"/>
      <text:p text:style-name="P2"><text:soft-page-break/>El layout de la aplicación son 5 botones sencillos que serán los que controlen la notificación que se generará en el sistema.</text:p>
      <text:p text:style-name="P2"/>
      <text:p text:style-name="P2">Java de la aplicación:</text:p>
      <text:p text:style-name="P4"><text:span text:style-name="T1">Antes que todo tenemos que crear un método para crear un canal de notificaciones y suscribirlo al administrador de notificaciones del sistema.</text:span></text:p>
      <text:p text:style-name="Footnote">private final String CANAL = "CANAL";</text:p>
      <text:p text:style-name="Footnote">public void crearCanal() {</text:p>
      <text:p text:style-name="Footnote"><text:s text:c="8"/>NotificationManager manager = getSystemService(NotificationManager.class);</text:p>
      <text:p text:style-name="Footnote"><text:s text:c="8"/>NotificationChannel canal = new NotificationChannel(CANAL, "Notificaciones", NotificationManager.IMPORTANCE_DEFAULT);</text:p>
      <text:p text:style-name="Footnote"><text:s text:c="8"/>canal.setDescription("Canal predeterminado");</text:p>
      <text:p text:style-name="Footnote"><text:s text:c="8"/>manager.createNotificationChannel(canal);</text:p>
      <text:p text:style-name="Footnote"><text:s text:c="4"/>}</text:p>
      <text:p text:style-name="P3"/>
      <text:p text:style-name="P2">Después en el método onCreate(), llamamos al método de creación:</text:p>
      <text:p text:style-name="Footnote">@Override</text:p>
      <text:p text:style-name="Footnote"><text:s text:c="4"/>protected void onCreate(Bundle savedInstanceState) {</text:p>
      <text:p text:style-name="Footnote"><text:s text:c="8"/>super.onCreate(savedInstanceState);</text:p>
      <text:p text:style-name="Footnote"><text:s text:c="8"/>setContentView(R.layout.activity_main);</text:p>
      <text:p text:style-name="Footnote"><text:s text:c="8"/>crearCanal();</text:p>
      <text:p text:style-name="Footnote"><text:s text:c="4"/>}</text:p>
      <text:p text:style-name="P2"/>
      <text:p text:style-name="P3"><text:span text:style-name="T1">A continuación, tenemos que controlar el evento onClick para poder enviar la notificación, además, para hacer todo el proceso de notificación necesitamos una variable que tenga guardado el servicio de notificaciones del sistema.</text:span></text:p>
      <text:p text:style-name="Footnote"><text:s text:c="4"/>private final String CANAL = "CANAL";</text:p>
      <text:p text:style-name="Footnote"><text:s text:c="4"/>private NotificationManager manager;</text:p>
      <text:p text:style-name="Footnote"/>
      <text:p text:style-name="Footnote"><text:s text:c="4"/>@Override</text:p>
      <text:p text:style-name="Footnote"><text:s text:c="4"/>protected void onCreate(Bundle savedInstanceState) {</text:p>
      <text:p text:style-name="Footnote"><text:s text:c="8"/>super.onCreate(savedInstanceState);</text:p>
      <text:p text:style-name="Footnote"><text:s text:c="8"/>setContentView(R.layout.activity_main);</text:p>
      <text:p text:style-name="Footnote"><text:s text:c="8"/>crearCanal();</text:p>
      <text:p text:style-name="Footnote"/>
      <text:p text:style-name="Footnote"><text:s text:c="8"/>manager = (NotificationManager) getSystemService(Context.NOTIFICATION_SERVICE);</text:p>
      <text:p text:style-name="Footnote"/>
      <text:p text:style-name="Footnote"><text:s text:c="8"/>Button b = findViewById(R.id.inbox);</text:p>
      <text:p text:style-name="Footnote"/>
      <text:p text:style-name="Footnote"><text:s text:c="8"/>b.setOnClickListener(this);</text:p>
      <text:p text:style-name="Footnote"><text:s text:c="4"/>}</text:p>
      <text:p text:style-name="P2"/>
      <text:p text:style-name="P2">La clase principal tiene que implementar la interfaz “View.OnClickListener”:</text:p>
      <text:p text:style-name="P2">public class MainActivity extends AppCompatActivity implements View.OnClickListener</text:p>
      <text:p text:style-name="P3"><text:span text:style-name="T1">Y el código de control del evento onClick…</text:span></text:p>
      <text:p text:style-name="Footnote">@Override</text:p>
      <text:p text:style-name="Footnote"><text:s text:c="4"/>public void onClick(View v) {</text:p>
      <text:p text:style-name="Footnote"><text:tab/>String[] lineas = new String[] {"Hola", "Buenas", "Que tal", "Como estamos", "Más texto", "Más texto todavía"};</text:p>
      <text:p text:style-name="Footnote"><text:s text:c="8"/>NotificationCompat.Builder builder = new NotificationCompat.Builder(this, CANAL);</text:p>
      <text:p text:style-name="Footnote"><text:s text:c="8"/>NotificationCompat.InboxStyle notification = new NotificationCompat.InboxStyle(builder);</text:p>
      <text:p text:style-name="Footnote"><text:s text:c="8"/>notification.setBigContentTitle("Notificación Inbox");</text:p>
      <text:p text:style-name="Footnote"><text:s text:c="8"/>notification.setSummaryText("Summary");</text:p>
      <text:p text:style-name="Footnote"><text:s text:c="8"/>for (String linea : lineas) {</text:p>
      <text:p text:style-name="Footnote"><text:s text:c="12"/>notification.addLine(linea);</text:p>
      <text:p text:style-name="Footnote"><text:s text:c="8"/>}</text:p>
      <text:p text:style-name="Footnote"><text:s text:c="8"/>builder.setWhen(System.currentTimeMillis());</text:p>
      <text:p text:style-name="Footnote"><text:s text:c="8"/>Bitmap b = BitmapFactory.decodeResource(getResources(), R.mipmap.baseline_add_alert_black_48);</text:p>
      <text:p text:style-name="Footnote"><text:s text:c="8"/>builder.setContentText("Content text de esta notificación");</text:p>
      <text:p text:style-name="Footnote"><text:s text:c="8"/>builder.setLargeIcon(b);</text:p>
      <text:p text:style-name="Footnote"><text:s text:c="8"/>builder.setSmallIcon(R.mipmap.baseline_add_alert_black_48);</text:p>
      <text:p text:style-name="Footnote"><text:soft-page-break/><text:s text:c="8"/>builder.setAutoCancel(false);</text:p>
      <text:p text:style-name="Footnote"><text:s text:c="8"/>manager.notify(5, notification.build());</text:p>
      <text:p text:style-name="Footnote"><text:s text:c="4"/>}</text:p>
      <text:p text:style-name="P3"/>
      <text:p text:style-name="P2">En este fragmento de código <text:span text:style-name="T2">utilizamos un array de strings que tendrá las líneas de texto que contendrá la notificación Inbox.</text:span></text:p>
      <text:p text:style-name="P4"><text:span text:style-name="T2">Utilizamos un NotificationCompat.InboxStyle, que recibe como parámetro un NotificationCompat.Builder que previamente crearemos pasándole un contexto y el identificador del canal.</text:span></text:p>
      <text:p text:style-name="P4"><text:span text:style-name="T2">Tras esto, establecemos las propiedades de la notificación Inbox y de la notificación normal. Lo que se establezca para la notificación Inbox será el contenido de la notificación expandida, lo que se establezca en la notificación normal será el contenido de la notificación reducida.</text:span></text:p>
      <text:p text:style-name="P4"><text:span text:style-name="T2">Y mostramos la notificación utilizando el manager, al que llamaremos utilizando el método notify y pasándole como parámetros un id y la notificación construid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Fira Code" svg:font-family="'Fira Cod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loext:graphic-properties draw:fill="solid" draw:fill-color="#cccccc"/>
      <style:paragraph-properties fo:margin-left="0.598cm" fo:margin-right="0cm" fo:text-indent="-0.598cm" style:auto-text-indent="false" fo:background-color="#cccccc" fo:padding="0.049cm" fo:border="0.06pt solid #000000" text:number-lines="false" text:line-number="0"/>
      <style:text-properties style:font-name="Segoe UI" fo:font-family="'Segoe UI'" style:font-family-generic="swiss" style:font-pitch="variable" fo:font-size="8pt" style:font-size-asian="8pt" style:font-size-complex="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b3a91" officeooo:paragraph-rsid="000b3a9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ván Daniel Gallego Torres<text:tab/><text:tab/>2º DAM A</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3T21:05:53.304000000</meta:creation-date>
    <dc:date>2019-11-03T21:25:02.726000000</dc:date>
    <meta:editing-duration>PT8M59S</meta:editing-duration>
    <meta:editing-cycles>1</meta:editing-cycles>
    <meta:document-statistic meta:table-count="0" meta:image-count="0" meta:object-count="0" meta:page-count="3" meta:paragraph-count="102" meta:word-count="416" meta:character-count="5182" meta:non-whitespace-character-count="4330"/>
    <meta:generator>LibreOffice/6.3.1.2$Windows_X86_64 LibreOffice_project/b79626edf0065ac373bd1df5c28bd630b4424273</meta:generator>
  </office:meta>
</office:document-meta>
</file>